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5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6pt" fo:text-shadow="none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style:font-name="Segoe UI" fo:font-size="26pt" fo:text-shadow="1pt 1pt" fo:font-weight="normal" style:font-size-asian="26pt" style:font-weight-asian="normal" style:font-size-complex="26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3" style:family="text">
      <style:text-properties fo:color="#000000" style:text-position="super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5" style:family="text">
      <style:text-properties fo:color="#000000" style:font-name="Segoe UI Semibold" fo:font-size="32pt" fo:font-style="italic" fo:text-shadow="none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6" style:family="text">
      <style:text-properties fo:color="#000000" style:text-position="super 58%" style:font-name="Segoe UI Semibold" fo:font-size="32pt" fo:font-style="italic" fo:text-shadow="none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892cm" svg:height="3.209cm" svg:x="1.595cm" svg:y="0.855cm">
          <draw:text-box>
            <text:p text:style-name="P1"><text:span text:style-name="T1">Epistle</text:span></text:p>
            <text:p text:style-name="P1"><text:span text:style-name="T2">1 Thessalonians 5:1–1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4.384cm" svg:height="7.766cm" svg:x="1.778cm" svg:y="0.87cm">
          <draw:text-box>
            <text:p text:style-name="P4"><text:span text:style-name="T3">1</text:span><text:span text:style-name="T4">Now concerning the times and the seasons, brothers, you have no need to have anything written to you. </text:span><text:span text:style-name="T3">2</text:span><text:span text:style-name="T4">For you yourselves are fully aware that the day of the Lord will come like a thief in the ni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6" draw:layer="layout" svg:width="24.957cm" svg:height="6.263cm" svg:x="1.524cm" svg:y="0.849cm">
          <draw:text-box>
            <text:p text:style-name="P4"><text:span text:style-name="T3">3</text:span><text:span text:style-name="T4">While people are saying, “There is peace and security,” then sudden destruction will come upon them as labor pains come upon a pregnant woman, and they will not escap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4" draw:text-style-name="P5" draw:layer="layout" svg:width="24.638cm" svg:height="6.263cm" svg:x="1.778cm" svg:y="0.849cm">
          <draw:text-box>
            <text:p text:style-name="P4"><text:span text:style-name="T3">4</text:span><text:span text:style-name="T4">But you are not in darkness, brothers, for that day to surprise you like a thief.</text:span><text:span text:style-name="T5"> </text:span><text:span text:style-name="T6">5</text:span><text:span text:style-name="T4">For you are all children of light, children of the day. We are not of the night or of the darkne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4" draw:text-style-name="P5" draw:layer="layout" svg:width="24.638cm" svg:height="6.263cm" svg:x="1.778cm" svg:y="0.849cm">
          <draw:text-box>
            <text:p text:style-name="P4"><text:span text:style-name="T3">6</text:span><text:span text:style-name="T4">So then let us not sleep, as others do, but let us keep awake and be sober. </text:span><text:span text:style-name="T3">7</text:span><text:span text:style-name="T4">For those who sleep, sleep at night, and those who get drunk, are drunk at night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5" draw:text-style-name="P5" draw:layer="layout" svg:width="24.892cm" svg:height="5.48cm" svg:x="1.524cm" svg:y="0.87cm">
          <draw:text-box>
            <text:p text:style-name="P4"><text:span text:style-name="T3">8</text:span><text:span text:style-name="T4">But since we belong to the day, let us be sober, having put on the breastplate of faith and love, and for a helmet the hope of salva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6" draw:text-style-name="P5" draw:layer="layout" svg:width="24.892cm" svg:height="6.75cm" svg:x="1.524cm" svg:y="0.87cm">
          <draw:text-box>
            <text:p text:style-name="P4"><text:span text:style-name="T3">9</text:span><text:span text:style-name="T4">For God has not destined us for wrath, but to obtain salvation through our Lord Jesus Christ, </text:span><text:span text:style-name="T3">10</text:span><text:span text:style-name="T4">who died for us so that whether we are awake or asleep we might live with hi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7" draw:text-style-name="P7" draw:layer="layout" svg:width="24.638cm" svg:height="3.302cm" svg:x="1.778cm" svg:y="1.016cm">
          <draw:text-box>
            <text:p text:style-name="P4"><text:span text:style-name="T4"><text:s/></text:span><text:span text:style-name="T3">11</text:span><text:span text:style-name="T4">Therefore encourage one another and build one another up, just as you are do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5T13:40:53.652000000</meta:creation-date>
    <dc:title>Hymn template</dc:title>
    <meta:editing-duration>PT7M18S</meta:editing-duration>
    <meta:editing-cycles>6</meta:editing-cycles>
    <meta:generator>LibreOffice/5.4.2.2$Windows_X86_64 LibreOffice_project/22b09f6418e8c2d508a9eaf86b2399209b0990f4</meta:generator>
    <meta:initial-creator>Arthur Hoch</meta:initial-creator>
    <dc:date>2017-11-16T19:41:15.042000000</dc:date>
    <meta:document-statistic meta:object-count="45"/>
    <meta:template xlink:type="simple" xlink:actuate="onRequest" xlink:title="Hymn template" xlink:href="../../AppData/Roaming/LibreOffice/4/user/template/Worship%20Templsates/Hymn%20template.otp" meta:date="2014-11-15T13:40:53.340000000"/>
  </office:meta>
</office:document-meta>
</file>